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iven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img_photo</text:p>
          </table:table-cell>
        </table:table-row>
        <table:table-row table:style-name="ro1">
          <table:table-cell office:value-type="string" calcext:value-type="string">
            <text:p>Grunt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<text:a xlink:href="https://upload.wikimedia.org/wikipedia/commons/a/a2/Phantom_Open_Emoji_1f63e.svg" xlink:type="simple">https://upload.wikimedia.org/wikipedia/commons/a/a2/Phantom_Open_Emoji_1f63e.svg</text:a>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<text:a xlink:href="https://upload.wikimedia.org/wikipedia/commons/thumb/b/b4/Phantom_Open_Emoji_1f63c.svg/120px-Phantom_Open_Emoji_1f63c.svg.png" xlink:type="simple">https://upload.wikimedia.org/wikipedia/commons/thumb/b/b4/Phantom_Open_Emoji_1f63c.svg/120px-Phantom_Open_Emoji_1f63c.svg.png</text:a></text:p>
          </table:table-cell>
        </table:table-row>
        <table:table-row table:style-name="ro1">
          <table:table-cell office:value-type="string" calcext:value-type="string">
            <text:p>Smilie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https://upload.wikimedia.org/wikipedia/commons/thumb/1/11/Phantom_Open_Emoji_1f63a.svg/120px-Phantom_Open_Emoji_1f63a.svg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20:25:14.807502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8:36:42.002934399</meta:creation-date>
    <dc:date>2017-06-29T20:33:17.400251695</dc:date>
    <meta:editing-duration>PT14M23S</meta:editing-duration>
    <meta:editing-cycles>6</meta:editing-cycles>
    <meta:generator>LibreOffice/5.2.7.2$Linux_X86_64 LibreOffice_project/20m0$Build-2</meta:generator>
    <meta:document-statistic meta:table-count="1" meta:cell-count="12" meta:object-count="0"/>
  </office:meta>
</office:document-meta>
</file>